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7.5cm" style:rel-column-width="28914*"/>
    </style:style>
    <style:style style:name="Table1.B" style:family="table-column">
      <style:table-column-properties style:column-width="4.501cm" style:rel-column-width="17353*"/>
    </style:style>
    <style:style style:name="Table1.C" style:family="table-column">
      <style:table-column-properties style:column-width="4.999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6" style:family="paragraph" style:parent-style-name="Standard">
      <style:paragraph-properties fo:orphans="0" fo:widows="0" style:snap-to-layout-grid="false"/>
      <style:text-properties fo:color="#000000" loext:opacity="100%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/>
      <style:text-properties fo:color="#000000" loext:opacity="100%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orphans="0" fo:widows="0"/>
      <style:text-properties fo:color="#000000" loext:opacity="100%"/>
    </style:style>
    <style:style style:name="P10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" fo:font-size="9pt" fo:font-weight="normal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" fo:font-size="9pt" fo:language="ru" fo:country="RU" fo:font-weight="normal" style:font-name-asian="Times New Roman1" style:font-size-asian="9pt" style:language-asian="zh" style:country-asian="CN" style:font-weight-asian="normal" style:font-name-complex="Times New Roman1" style:font-size-complex="9pt" style:language-complex="ar" style:country-complex="SA" style:font-weight-complex="normal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Times New Roman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P22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text-transform="uppercase" fo:color="#000000" loext:opacity="100%" style:font-size-complex="14pt"/>
    </style:style>
    <style:style style:name="T3" style:family="text">
      <style:text-properties fo:text-transform="uppercase" fo:font-size="14pt" fo:font-weight="bold" style:font-size-asian="14pt" style:font-weight-asian="bold" style:font-size-complex="14pt"/>
    </style:style>
    <style:style style:name="T4" style:family="text">
      <style:text-properties fo:text-transform="uppercase" style:font-size-complex="14pt"/>
    </style:style>
    <style:style style:name="T5" style:family="text">
      <style:text-properties fo:color="#000000" loext:opacity="100%" fo:font-size="14pt" fo:font-weight="bold" style:font-size-asian="14pt" style:font-weight-asian="bold" style:font-size-complex="14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fo:language="ru" fo:country="RU" fo:font-weight="bold" style:font-name-asian="Times New Roman1" style:font-size-asian="14pt" style:font-weight-asian="bold" style:font-name-complex="Times New Roman1" style:font-size-complex="14pt" style:language-complex="ar" style:country-complex="SA"/>
    </style:style>
    <style:style style:name="T8" style:family="text">
      <style:text-properties fo:color="#000000" loext:opacity="100%" fo:font-size="14pt" fo:language="ru" fo:country="RU" fo:font-weight="bold" style:font-name-asian="Times New Roman1" style:font-size-asian="14pt" style:language-asian="zh" style:country-asian="CN" style:font-weight-asian="bold" style:font-name-complex="Times New Roman1" style:font-size-complex="14pt" style:language-complex="ar" style:country-complex="SA" style:font-weight-complex="bold"/>
    </style:style>
    <style:style style:name="T9" style:family="text">
      <style:text-properties fo:color="#000000" loext:opacity="100%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0" style:family="text">
      <style:text-properties fo:color="#000000" loext:opacity="100%" fo:font-size="14pt" fo:language="ru" fo:country="RU" fo:font-style="normal" fo:font-weight="normal" style:letter-kerning="false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1" style:family="text">
      <style:text-properties fo:color="#000000" loext:opacity="100%" fo:font-size="14pt" style:font-size-asian="14pt" style:font-size-complex="14pt" style:font-weight-complex="bold"/>
    </style:style>
    <style:style style:name="T12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15" style:family="text">
      <style:text-properties fo:color="#000000" loext:opacity="100%" style:font-name="Times New Roman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6" style:family="text">
      <style:text-properties fo:color="#000000" loext:opacity="100%" style:font-name="Times New Roman" fo:font-size="14pt" fo:language="ru" fo:country="RU" fo:font-style="normal" fo:font-weight="normal" style:letter-kerning="false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7" style:family="text">
      <style:text-properties fo:color="#000000" loext:opacity="100%" style:font-name="Times New Roman" fo:font-size="14pt" fo:language="ru" fo:country="RU" fo:font-weight="bold" style:font-name-asian="Times New Roman1" style:font-size-asian="14pt" style:language-asian="zh" style:country-asian="CN" style:font-weight-asian="bold" style:font-name-complex="Times New Roman1" style:font-size-complex="14pt" style:language-complex="ar" style:country-complex="SA" style:font-weight-complex="bold"/>
    </style:style>
    <style:style style:name="T18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000000" loext:opacity="100%" style:font-name="monospace" fo:font-size="9pt" fo:font-weight="normal" style:font-size-asian="9pt" style:font-weight-asian="normal" style:font-size-complex="9pt" style:font-weight-complex="normal"/>
    </style:style>
    <style:style style:name="T20" style:family="text">
      <style:text-properties fo:color="#000000" loext:opacity="100%" style:font-name="monospace" fo:font-size="9pt" fo:language="ru" fo:country="RU" fo:font-weight="normal" style:font-name-asian="Times New Roman1" style:font-size-asian="9pt" style:language-asian="zh" style:country-asian="CN" style:font-weight-asian="normal" style:font-name-complex="Times New Roman1" style:font-size-complex="9pt" style:language-complex="ar" style:country-complex="SA" style:font-weight-complex="normal"/>
    </style:style>
    <style:style style:name="T21" style:family="text">
      <style:text-properties fo:font-variant="normal" fo:text-transform="none" fo:color="#000000" loext:opacity="100%" fo:font-size="14pt" style:font-size-asian="14pt" style:font-size-complex="14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25" style:family="text">
      <style:text-properties fo:font-size="14pt" fo:font-weight="bold" style:font-size-asian="14pt" style:font-weight-asian="bold" style:font-size-complex="14pt"/>
    </style:style>
    <style:style style:name="T26" style:family="text">
      <style:text-properties fo:font-size="14pt" fo:font-weight="normal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МИНОБРНАУКИ РОССИИ</text:span></text:p>
      <text:p text:style-name="P3"><text:span text:style-name="T1">Санкт-Петербургский государственный</text:span></text:p>
      <text:p text:style-name="P3"><text:span text:style-name="T1">электротехнический университет</text:span></text:p>
      <text:p text:style-name="P3"><text:span text:style-name="T1">«ЛЭТИ» им. В.И. Ульянова (Ленина)</text:span></text:p>
      <text:p text:style-name="P3"><text:span text:style-name="T5">Кафедра </text:span><text:span text:style-name="T7">МО ЭВМ</text:span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23"><text:span text:style-name="Название_20_книги"><text:span text:style-name="T2">отчет</text:span></text:span></text:p>
      <text:p text:style-name="P3"><text:span text:style-name="T5">по лабораторной работе №5</text:span></text:p>
      <text:p text:style-name="P3"><text:span text:style-name="T5">по дисциплине «</text:span><text:span text:style-name="T7">Организация ЭВМ и систем</text:span><text:span text:style-name="T5">»</text:span></text:p>
      <text:p text:style-name="P3"><text:span text:style-name="Название_20_книги"><text:span text:style-name="T21">Тема: Разработка собственного прерывания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22">Студент гр. </text:span><text:span text:style-name="T24">0383</text:span>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8">Сабанов П.А.</text:p>
          </table:table-cell>
        </table:table-row>
        <table:table-row table:style-name="Table1.1">
          <table:table-cell table:style-name="Table1.A1" office:value-type="string">
            <text:p text:style-name="P10"><text:span text:style-name="T13">Преподаватель</text:span></text:p>
          </table:table-cell>
          <table:table-cell table:style-name="Table1.B2" office:value-type="string">
            <text:p text:style-name="P6"/>
          </table:table-cell>
          <table:table-cell table:style-name="Table1.A1" office:value-type="string">
            <text:p text:style-name="P8">Ефремов М.А.</text:p>
          </table:table-cell>
        </table:table-row>
      </table:table>
      <text:p text:style-name="P7"/>
      <text:p text:style-name="P7"/>
      <text:p text:style-name="P3"><text:span text:style-name="T11">Санкт-Петербург</text:span></text:p>
      <text:p text:style-name="P3"><text:span text:style-name="T11">2021</text:span></text:p>
      <text:p text:style-name="P11"><text:span text:style-name="T5">Цель работы.</text:span></text:p>
      <text:p text:style-name="P12"><text:span text:style-name="T9">Написать программу, заменяющую обработчик прерывания от системного таймера на обработчик, выводящий звуковой сигнал. По завершении программа должна восстановить старый обработчик прерывания.</text:span></text:p>
      <text:p text:style-name="P13"/>
      <text:p text:style-name="P12"><text:span text:style-name="T6">Ход работы.</text:span></text:p>
      <text:p text:style-name="P12"><text:span text:style-name="T12">Была написана функция interfunction, являющаяся обработчиком прерывания. Она выводит звук частоты 100.</text:span></text:p>
      <text:p text:style-name="P12"><text:span text:style-name="T12">Была написана функция disable_sound, отключающая звук.</text:span></text:p>
      <text:p text:style-name="P12"><text:span text:style-name="T12">В главной функции происходит считывание текущего обработчика прерывания таймера (номер вектора 08h) и установка нового обработчика прерывания (функция interfunction). Затем программа ждёт нажатия пользователем любой кнопки клавиатуры. После этого она возвращает старый обработчик прерывания, вызывает функцию disable_sound и завершается.</text:span></text:p>
      <text:p text:style-name="P14"/>
      <text:p text:style-name="P12"><text:span text:style-name="T5">Выводы.</text:span></text:p>
      <text:p text:style-name="P12"><text:span text:style-name="T26">Был написан обработчик прерывания interfunction, издающий звук.</text:span></text:p>
      <text:p text:style-name="P12"><text:span text:style-name="T10">Была написана программа, издающая звук при прерывании от системного таймера. Перед завершением программа возвращает старый обработчик прерывания и отключает звук, который мог включить interfunction.</text:span></text:p>
      <text:p text:style-name="P15"><text:span text:style-name="T6">ПРИЛОЖЕНИЕ </text:span><text:span text:style-name="T8">А</text:span></text:p>
      <text:p text:style-name="P16"><text:span text:style-name="T6">Исходный </text:span><text:span text:style-name="T8">код программы</text:span></text:p>
      <text:p text:style-name="P18"/>
      <text:p text:style-name="P17"><text:span text:style-name="T19">DOSSEG</text:span></text:p>
      <text:p text:style-name="P19"/>
      <text:p text:style-name="P17"><text:span text:style-name="T19">.MODEL SMALL</text:span></text:p>
      <text:p text:style-name="P19"/>
      <text:p text:style-name="P17"><text:span text:style-name="T19">.STACK 100h</text:span></text:p>
      <text:p text:style-name="P19"/>
      <text:p text:style-name="P17"><text:span text:style-name="T19">.DATA</text:span></text:p>
      <text:p text:style-name="P19"/>
      <text:p text:style-name="P17"><text:span text:style-name="T19">keep_cs dw 0</text:span></text:p>
      <text:p text:style-name="P17"><text:span text:style-name="T19">keep_ip dw 0</text:span></text:p>
      <text:p text:style-name="P19"/>
      <text:p text:style-name="P17"><text:span text:style-name="T19">.CODE</text:span></text:p>
      <text:p text:style-name="P19"/>
      <text:p text:style-name="P17"><text:span text:style-name="T19">; номер вектора прерывания</text:span></text:p>
      <text:p text:style-name="P17"><text:span text:style-name="T19">vector_n db 08h</text:span></text:p>
      <text:p text:style-name="P19"/>
      <text:p text:style-name="P17"><text:span text:style-name="T19">; функция-обработчик прерывания</text:span></text:p>
      <text:p text:style-name="P17"><text:span text:style-name="T19">; void interruption();</text:span></text:p>
      <text:p text:style-name="P17"><text:span text:style-name="T19">interfunction proc far</text:span></text:p>
      <text:p text:style-name="P19"/>
      <text:p text:style-name="P17"><text:span text:style-name="T19"><text:s text:c="4"/>; сохраняем регистры</text:span></text:p>
      <text:p text:style-name="P17"><text:span text:style-name="T19"><text:s text:c="4"/>push ax</text:span></text:p>
      <text:p text:style-name="P17"><text:span text:style-name="T19"><text:s text:c="4"/>push bx</text:span></text:p>
      <text:p text:style-name="P17"><text:span text:style-name="T19"><text:s text:c="4"/>push cx</text:span></text:p>
      <text:p text:style-name="P17"><text:span text:style-name="T19"><text:s text:c="4"/>push dx</text:span></text:p>
      <text:p text:style-name="P19"/>
      <text:p text:style-name="P17"><text:span text:style-name="T19"><text:s text:c="4"/>; выводим звук</text:span></text:p>
      <text:p text:style-name="P17"><text:span text:style-name="T19"><text:s text:c="4"/>mov cx, 100 ; частота</text:span></text:p>
      <text:p text:style-name="P17"><text:span text:style-name="T19"><text:s text:c="4"/>in al, 61h ; получаем значение из управляющего регистра порта B PPI (контроллера 8255)</text:span></text:p>
      <text:p text:style-name="P17"><text:span text:style-name="T19"><text:s text:c="4"/>or al, 3 ; устанавливаем биты 0 и 1 (включить спикер и использовать 2-й канал для генерации импульсов спикера)</text:span></text:p>
      <text:p text:style-name="P17"><text:span text:style-name="T19"><text:s text:c="4"/>out 61h, al ; выводим значение в управляющий регистр</text:span></text:p>
      <text:p text:style-name="P17"><text:span text:style-name="T19"><text:s text:c="4"/>mov al, 10110110b ; управляющее слово таймера</text:span></text:p>
      <text:p text:style-name="P17"><text:span text:style-name="T19"><text:s text:c="4"/>out 43h, al ; выводим значение в порт таймера</text:span></text:p>
      <text:p text:style-name="P17"><text:span text:style-name="T19"><text:s text:c="4"/>mov dx, 12h</text:span></text:p>
      <text:p text:style-name="P17"><text:span text:style-name="T19"><text:s text:c="4"/>mov ax, 34ddh ; DX:AX = 1193181 - частота работы таймера</text:span></text:p>
      <text:p text:style-name="P17"><text:span text:style-name="T19"><text:s text:c="4"/>div cx ; значение счётчика таймера AX = DX:AX / CX</text:span></text:p>
      <text:p text:style-name="P17"><text:span text:style-name="T19"><text:s text:c="4"/>out 42h, al ; выводим младший байт счетчика во 2-й канал таймера</text:span></text:p>
      <text:p text:style-name="P17"><text:span text:style-name="T19"><text:s text:c="4"/>mov al, ah</text:span></text:p>
      <text:p text:style-name="P17"><text:span text:style-name="T19"><text:s text:c="4"/>out 42h, al ; выводим старший байт</text:span></text:p>
      <text:p text:style-name="P19"><text:soft-page-break/></text:p>
      <text:p text:style-name="P17"><text:span text:style-name="T19"><text:s text:c="4"/>; разрешение обработки прерываний с более низкими уровнями, чем только что обработанное</text:span></text:p>
      <text:p text:style-name="P17"><text:span text:style-name="T19"><text:s text:c="4"/>mov al, 20h</text:span></text:p>
      <text:p text:style-name="P17"><text:span text:style-name="T19"><text:s text:c="4"/>out 20h, al</text:span></text:p>
      <text:p text:style-name="P19"/>
      <text:p text:style-name="P17"><text:span text:style-name="T19"><text:s text:c="4"/>; восстанавливаем регистры</text:span></text:p>
      <text:p text:style-name="P17"><text:span text:style-name="T19"><text:s text:c="4"/>pop dx</text:span></text:p>
      <text:p text:style-name="P17"><text:span text:style-name="T19"><text:s text:c="4"/>pop cx</text:span></text:p>
      <text:p text:style-name="P17"><text:span text:style-name="T19"><text:s text:c="4"/>pop bx</text:span></text:p>
      <text:p text:style-name="P17"><text:span text:style-name="T19"><text:s text:c="4"/>pop ax</text:span></text:p>
      <text:p text:style-name="P19"/>
      <text:p text:style-name="P17"><text:span text:style-name="T19"><text:s text:c="4"/>iret</text:span></text:p>
      <text:p text:style-name="P19"/>
      <text:p text:style-name="P17"><text:span text:style-name="T19">interfunction endp</text:span></text:p>
      <text:p text:style-name="P19"/>
      <text:p text:style-name="P17"><text:span text:style-name="T19">disable_sound proc near</text:span></text:p>
      <text:p text:style-name="P17"><text:span text:style-name="T19"><text:s text:c="4"/>push ax</text:span></text:p>
      <text:p text:style-name="P17"><text:span text:style-name="T19"><text:s text:c="4"/>in al, 61h</text:span></text:p>
      <text:p text:style-name="P17"><text:span text:style-name="T19"><text:s text:c="4"/>and al, not 3</text:span></text:p>
      <text:p text:style-name="P17"><text:span text:style-name="T19"><text:s text:c="4"/>out 61h, al</text:span></text:p>
      <text:p text:style-name="P17"><text:span text:style-name="T19"><text:s text:c="4"/>pop ax</text:span></text:p>
      <text:p text:style-name="P17"><text:span text:style-name="T19"><text:s text:c="4"/>ret</text:span></text:p>
      <text:p text:style-name="P17"><text:span text:style-name="T19">disable_sound endp</text:span></text:p>
      <text:p text:style-name="P19"/>
      <text:p text:style-name="P17"><text:span text:style-name="T19">main proc far</text:span></text:p>
      <text:p text:style-name="P19"/>
      <text:p text:style-name="P17"><text:span text:style-name="T19"><text:s text:c="4"/>mov ax, @data</text:span></text:p>
      <text:p text:style-name="P17"><text:span text:style-name="T19"><text:s text:c="4"/>mov ds, ax</text:span></text:p>
      <text:p text:style-name="P19"/>
      <text:p text:style-name="P17"><text:span text:style-name="T19"><text:s text:c="4"/>; сохраняем функцию прерывания</text:span></text:p>
      <text:p text:style-name="P17"><text:span text:style-name="T19"><text:s text:c="4"/>mov ah, 35h ; функция получения вектора</text:span></text:p>
      <text:p text:style-name="P17"><text:span text:style-name="T19"><text:s text:c="4"/>mov al, vector_n ; номер вектора</text:span></text:p>
      <text:p text:style-name="P17"><text:span text:style-name="T19"><text:s text:c="4"/>int 21h</text:span></text:p>
      <text:p text:style-name="P17"><text:span text:style-name="T19"><text:s text:c="4"/>mov keep_ip, bx ; запоминание смещения</text:span></text:p>
      <text:p text:style-name="P17"><text:span text:style-name="T19"><text:s text:c="4"/>mov keep_cs, es ; запоминание вектора прерывания</text:span></text:p>
      <text:p text:style-name="P19"/>
      <text:p text:style-name="P17"><text:span text:style-name="T19"><text:s text:c="4"/>; устанавливаем нашу функцию прерывания</text:span></text:p>
      <text:p text:style-name="P17"><text:span text:style-name="T19"><text:s text:c="4"/>push ds</text:span></text:p>
      <text:p text:style-name="P17"><text:span text:style-name="T19"><text:s text:c="4"/>mov dx, offset interfunction</text:span></text:p>
      <text:p text:style-name="P17"><text:span text:style-name="T19"><text:s text:c="4"/>mov ax, seg interfunction</text:span></text:p>
      <text:p text:style-name="P17"><text:span text:style-name="T19"><text:s text:c="4"/>mov ds, ax</text:span></text:p>
      <text:p text:style-name="P17"><text:span text:style-name="T19"><text:s text:c="4"/>mov ah, 25h ; функция установки вектора</text:span></text:p>
      <text:p text:style-name="P17"><text:span text:style-name="T19"><text:s text:c="4"/>mov al, vector_n</text:span></text:p>
      <text:p text:style-name="P17"><text:span text:style-name="T19"><text:s text:c="4"/>int 21h</text:span></text:p>
      <text:p text:style-name="P17"><text:span text:style-name="T19"><text:s text:c="4"/>pop ds</text:span></text:p>
      <text:p text:style-name="P19"><text:soft-page-break/></text:p>
      <text:p text:style-name="P17"><text:span text:style-name="T19"><text:s text:c="4"/>; ждём нажатия клавиши</text:span></text:p>
      <text:p text:style-name="P17"><text:span text:style-name="T19"><text:s text:c="4"/>mov ah, 0</text:span></text:p>
      <text:p text:style-name="P17"><text:span text:style-name="T19"><text:s text:c="4"/>int 16h</text:span></text:p>
      <text:p text:style-name="P19"/>
      <text:p text:style-name="P17"><text:span text:style-name="T19"><text:s text:c="4"/>; возвращаем сохранённую функцию прерывания</text:span></text:p>
      <text:p text:style-name="P17"><text:span text:style-name="T19"><text:s text:c="4"/>cli</text:span></text:p>
      <text:p text:style-name="P17"><text:span text:style-name="T19"><text:s text:c="4"/>push ds</text:span></text:p>
      <text:p text:style-name="P17"><text:span text:style-name="T19"><text:s text:c="4"/>mov dx, keep_ip</text:span></text:p>
      <text:p text:style-name="P17"><text:span text:style-name="T19"><text:s text:c="4"/>mov ax, keep_cs</text:span></text:p>
      <text:p text:style-name="P17"><text:span text:style-name="T19"><text:s text:c="4"/>mov ds, ax</text:span></text:p>
      <text:p text:style-name="P17"><text:span text:style-name="T19"><text:s text:c="4"/>mov ah, 25h ; функция установки вектора</text:span></text:p>
      <text:p text:style-name="P17"><text:span text:style-name="T19"><text:s text:c="4"/>mov al, vector_n</text:span></text:p>
      <text:p text:style-name="P17"><text:span text:style-name="T19"><text:s text:c="4"/>int 21h</text:span></text:p>
      <text:p text:style-name="P17"><text:span text:style-name="T19"><text:s text:c="4"/>pop ds</text:span></text:p>
      <text:p text:style-name="P17"><text:span text:style-name="T19"><text:s text:c="4"/>sti</text:span></text:p>
      <text:p text:style-name="P19"/>
      <text:p text:style-name="P17"><text:span text:style-name="T19"><text:s text:c="4"/>; выключаем звук</text:span></text:p>
      <text:p text:style-name="P17"><text:span text:style-name="T19"><text:s text:c="4"/>call disable_sound</text:span></text:p>
      <text:p text:style-name="P19"/>
      <text:p text:style-name="P17"><text:span text:style-name="T19"><text:s text:c="4"/>; выход из программы</text:span></text:p>
      <text:p text:style-name="P17"><text:span text:style-name="T19"><text:s text:c="4"/>mov ah, 4ch</text:span></text:p>
      <text:p text:style-name="P17"><text:span text:style-name="T19"><text:s text:c="4"/>xor al, al</text:span></text:p>
      <text:p text:style-name="P17"><text:span text:style-name="T19"><text:s text:c="4"/>int 21h</text:span></text:p>
      <text:p text:style-name="P19"/>
      <text:p text:style-name="P17"><text:span text:style-name="T19">main endp</text:span></text:p>
      <text:p text:style-name="P19"/>
      <text:p text:style-name="P17"><text:span text:style-name="T19">end main</text:span></text:p>
      <text:p text:style-name="P15"><text:span text:style-name="T6">ПРИЛОЖЕНИЕ </text:span><text:span text:style-name="T8">Б</text:span></text:p>
      <text:p text:style-name="P16"><text:span text:style-name="T8">Листинг компиляции программы</text:span></text:p>
      <text:p text:style-name="P21"/>
      <text:p text:style-name="P17"><text:span text:style-name="T20">#Microsoft (R) Macro Assembler Version 5.10 <text:s text:c="17"/>12/26/21 12:55:2</text:span></text:p>
      <text:p text:style-name="P17"><text:span text:style-name="T20"><text:s text:c="61"/>Page <text:s text:c="4"/>1-1</text:span></text:p>
      <text:p text:style-name="P20"/>
      <text:p text:style-name="P20"/>
      <text:p text:style-name="P17"><text:span text:style-name="T20"><text:tab/><text:tab/><text:tab/><text:tab/>DOSSEG</text:span></text:p>
      <text:p text:style-name="P17"><text:span text:style-name="T20"><text:tab/><text:tab/><text:tab/><text:tab/></text:span></text:p>
      <text:p text:style-name="P17"><text:span text:style-name="T20"><text:tab/><text:tab/><text:tab/><text:tab/>.MODEL SMALL</text:span></text:p>
      <text:p text:style-name="P17"><text:span text:style-name="T20"><text:tab/><text:tab/><text:tab/><text:tab/></text:span></text:p>
      <text:p text:style-name="P17"><text:span text:style-name="T20"><text:tab/><text:tab/><text:tab/><text:tab/>.STACK 100h</text:span></text:p>
      <text:p text:style-name="P17"><text:span text:style-name="T20"><text:tab/><text:tab/><text:tab/><text:tab/></text:span></text:p>
      <text:p text:style-name="P17"><text:span text:style-name="T20"><text:tab/><text:tab/><text:tab/><text:tab/>.DATA</text:span></text:p>
      <text:p text:style-name="P17"><text:span text:style-name="T20"><text:tab/><text:tab/><text:tab/><text:tab/></text:span></text:p>
      <text:p text:style-name="P17"><text:span text:style-name="T20"><text:s/>0000 <text:s/>0000<text:tab/><text:tab/><text:tab/>keep_cs dw 0</text:span></text:p>
      <text:p text:style-name="P17"><text:span text:style-name="T20"><text:s/>0002 <text:s/>0000<text:tab/><text:tab/><text:tab/>keep_ip dw 0</text:span></text:p>
      <text:p text:style-name="P17"><text:span text:style-name="T20"><text:tab/><text:tab/><text:tab/><text:tab/></text:span></text:p>
      <text:p text:style-name="P17"><text:span text:style-name="T20"><text:tab/><text:tab/><text:tab/><text:tab/>.CODE</text:span></text:p>
      <text:p text:style-name="P17"><text:span text:style-name="T20"><text:tab/><text:tab/><text:tab/><text:tab/></text:span></text:p>
      <text:p text:style-name="P17"><text:span text:style-name="T20"><text:tab/><text:tab/><text:tab/><text:tab/>; ÐœÐŸÐŒÐµÑ Ð²ÐµÐºÑÐŸÑÐ° Ð¿ÑÐµÑÑÐ²Ð°ÐœÐžÑ</text:span></text:p>
      <text:p text:style-name="P17"><text:span text:style-name="T20"><text:tab/><text:tab/><text:tab/><text:tab/></text:span></text:p>
      <text:p text:style-name="P17"><text:span text:style-name="T20"><text:s/>0000 <text:s/>08<text:tab/><text:tab/><text:tab/>vector_n db 08h</text:span></text:p>
      <text:p text:style-name="P17"><text:span text:style-name="T20"><text:tab/><text:tab/><text:tab/><text:tab/></text:span></text:p>
      <text:p text:style-name="P17"><text:span text:style-name="T20"><text:tab/><text:tab/><text:tab/><text:tab/>; ÑÑÐœÐºÑÐžÑ-ÐŸÐ±ÑÐ°Ð±ÐŸÑÑÐžÐº Ð¿ÑÐµÑÑ</text:span></text:p>
      <text:p text:style-name="P17"><text:span text:style-name="T20"><text:tab/><text:tab/><text:tab/><text:tab/>Ð²Ð°ÐœÐžÑ</text:span></text:p>
      <text:p text:style-name="P17"><text:span text:style-name="T20"><text:tab/><text:tab/><text:tab/><text:tab/>; void interruption();</text:span></text:p>
      <text:p text:style-name="P17"><text:span text:style-name="T20"><text:s/>0001<text:tab/><text:tab/><text:tab/><text:tab/>interfunction proc far</text:span></text:p>
      <text:p text:style-name="P17"><text:span text:style-name="T20"><text:tab/><text:tab/><text:tab/><text:tab/></text:span></text:p>
      <text:p text:style-name="P17"><text:span text:style-name="T20"><text:tab/><text:tab/><text:tab/><text:tab/> <text:s text:c="3"/>; ÑÐŸÑÑÐ°ÐœÑÐµÐŒ ÑÐµÐ³ÐžÑÑÑÑ</text:span></text:p>
      <text:p text:style-name="P17"><text:span text:style-name="T20"><text:s/>0001 <text:s/>50<text:tab/><text:tab/><text:tab/> <text:s text:c="3"/>push ax</text:span></text:p>
      <text:p text:style-name="P17"><text:span text:style-name="T20"><text:s/>0002 <text:s/>53<text:tab/><text:tab/><text:tab/> <text:s text:c="3"/>push bx</text:span></text:p>
      <text:p text:style-name="P17"><text:span text:style-name="T20"><text:s/>0003 <text:s/>51<text:tab/><text:tab/><text:tab/> <text:s text:c="3"/>push cx</text:span></text:p>
      <text:p text:style-name="P17"><text:span text:style-name="T20"><text:s/>0004 <text:s/>52<text:tab/><text:tab/><text:tab/> <text:s text:c="3"/>push dx</text:span></text:p>
      <text:p text:style-name="P17"><text:span text:style-name="T20"><text:tab/><text:tab/><text:tab/><text:tab/></text:span></text:p>
      <text:p text:style-name="P17"><text:span text:style-name="T20"><text:tab/><text:tab/><text:tab/><text:tab/> <text:s text:c="3"/>; Ð²ÑÐ²ÐŸÐŽÐžÐŒ Ð·Ð²ÑÐº</text:span></text:p>
      <text:p text:style-name="P17"><text:span text:style-name="T20"><text:s/>0005 <text:s/>B9 0064<text:tab/><text:tab/><text:tab/> <text:s text:c="3"/>mov cx, 100 ; ÑÐ°ÑÑÐŸÑÐ°</text:span></text:p>
      <text:p text:style-name="P17"><text:span text:style-name="T20"><text:s/>0008 <text:s/>E4 61<text:tab/><text:tab/><text:tab/> <text:s text:c="3"/>in al, 61h ; Ð¿ÐŸÐ»ÑÑÐ°ÐµÐŒ Ð·ÐœÐ°ÑÐµÐœÐ</text:span></text:p>
      <text:p text:style-name="P17"><text:span text:style-name="T20"><text:tab/><text:tab/><text:tab/><text:tab/>žÐµ ÐžÐ· ÑÐ¿ÑÐ°Ð²Ð»ÑÑÑÐµÐ³ÐŸ ÑÐµÐ³ÐžÑÑÑ</text:span></text:p>
      <text:p text:style-name="P17"><text:span text:style-name="T20"><text:tab/><text:tab/><text:tab/><text:tab/>Ð° Ð¿ÐŸÑÑÐ° B PPI (ÐºÐŸÐœÑÑÐŸÐ»Ð»ÐµÑÐ° 82</text:span></text:p>
      <text:p text:style-name="P17"><text:span text:style-name="T20"><text:tab/><text:tab/><text:tab/><text:tab/>55)</text:span></text:p>
      <text:p text:style-name="P17"><text:span text:style-name="T20"><text:s/>000A <text:s/>0C 03<text:tab/><text:tab/><text:tab/> <text:s text:c="3"/>or al, 3 ; ÑÑÑÐ°ÐœÐ°Ð²Ð»ÐžÐ²Ð°ÐµÐŒ Ð±ÐžÑ</text:span></text:p>
      <text:p text:style-name="P17"><text:soft-page-break/><text:span text:style-name="T20"><text:tab/><text:tab/><text:tab/><text:tab/>Ñ 0 Ðž 1 (Ð²ÐºÐ»ÑÑÐžÑÑ ÑÐ¿ÐžÐºÐµÑ Ðž Ðž</text:span></text:p>
      <text:p text:style-name="P17"><text:span text:style-name="T20"><text:tab/><text:tab/><text:tab/><text:tab/>ÑÐ¿ÐŸÐ»ÑÐ·ÐŸÐ²Ð°ÑÑ 2-Ð¹ ÐºÐ°ÐœÐ°Ð» ÐŽÐ»Ñ Ð</text:span></text:p>
      <text:p text:style-name="P17"><text:span text:style-name="T20"><text:tab/><text:tab/><text:tab/><text:tab/>³ÐµÐœÐµÑÐ°ÑÐžÐž ÐžÐŒÐ¿ÑÐ»ÑÑÐŸÐ² ÑÐ¿ÐžÐºÐµ</text:span></text:p>
      <text:p text:style-name="P17"><text:span text:style-name="T20"><text:tab/><text:tab/><text:tab/><text:tab/>ÑÐ°)</text:span></text:p>
      <text:p text:style-name="P17"><text:span text:style-name="T20"><text:s/>000C <text:s/>E6 61<text:tab/><text:tab/><text:tab/> <text:s text:c="3"/>out 61h, al ; Ð²ÑÐ²ÐŸÐŽÐžÐŒ Ð·ÐœÐ°ÑÐµÐœÐž</text:span></text:p>
      <text:p text:style-name="P17"><text:span text:style-name="T20"><text:tab/><text:tab/><text:tab/><text:tab/>Ðµ Ð² ÑÐ¿ÑÐ°Ð²Ð»ÑÑÑÐžÐ¹ ÑÐµÐ³ÐžÑÑÑ</text:span></text:p>
      <text:p text:style-name="P17"><text:span text:style-name="T20"><text:s/>000E <text:s/>B0 B6<text:tab/><text:tab/><text:tab/> <text:s text:c="3"/>mov al, 10110110b ; ÑÐ¿ÑÐ°Ð²Ð»ÑÑÑÐµÐµ </text:span></text:p>
      <text:p text:style-name="P17"><text:span text:style-name="T20"><text:tab/><text:tab/><text:tab/><text:tab/>ÑÐ»ÐŸÐ²ÐŸ ÑÐ°Ð¹ÐŒÐµÑÐ°</text:span></text:p>
      <text:p text:style-name="P17"><text:span text:style-name="T20"><text:s/>0010 <text:s/>E6 43<text:tab/><text:tab/><text:tab/> <text:s text:c="3"/>out 43h, al ; Ð²ÑÐ²ÐŸÐŽÐžÐŒ Ð·ÐœÐ°ÑÐµÐœÐž</text:span></text:p>
      <text:p text:style-name="P17"><text:span text:style-name="T20"><text:tab/><text:tab/><text:tab/><text:tab/>Ðµ Ð² Ð¿ÐŸÑÑ ÑÐ°Ð¹ÐŒÐµÑÐ°</text:span></text:p>
      <text:p text:style-name="P17"><text:span text:style-name="T20"><text:s/>0012 <text:s/>BA 0012<text:tab/><text:tab/><text:tab/> <text:s text:c="3"/>mov dx, 12h</text:span></text:p>
      <text:p text:style-name="P17"><text:span text:style-name="T20"><text:s/>0015 <text:s/>B8 34DD<text:tab/><text:tab/><text:tab/> <text:s text:c="3"/>mov ax, 34ddh ; DX:AX = 1193181 - ÑÐ°ÑÑÐ</text:span></text:p>
      <text:p text:style-name="P17"><text:span text:style-name="T20"><text:tab/><text:tab/><text:tab/><text:tab/>ŸÑÐ° ÑÐ°Ð±ÐŸÑÑ ÑÐ°Ð¹ÐŒÐµÑÐ°</text:span></text:p>
      <text:p text:style-name="P17"><text:span text:style-name="T20"><text:s/>0018 <text:s/>F7 F1<text:tab/><text:tab/><text:tab/> <text:s text:c="3"/>div cx ; Ð·ÐœÐ°ÑÐµÐœÐžÐµ ÑÑÑÑÑÐžÐºÐ° </text:span></text:p>
      <text:p text:style-name="P17"><text:span text:style-name="T20"><text:tab/><text:tab/><text:tab/><text:tab/>ÑÐ°Ð¹ÐŒÐµÑÐ° AX = DX:AX / CX</text:span></text:p>
      <text:p text:style-name="P17"><text:span text:style-name="T20"><text:s/>001A <text:s/>E6 42<text:tab/><text:tab/><text:tab/> <text:s text:c="3"/>out 42h, al ; Ð²ÑÐ²ÐŸÐŽÐžÐŒ ÐŒÐ»Ð°ÐŽÑÐžÐ¹</text:span></text:p>
      <text:p text:style-name="P17"><text:span text:style-name="T20"><text:tab/><text:tab/><text:tab/><text:tab/> Ð±Ð°Ð¹Ñ ÑÑÐµÑÑÐžÐºÐ° Ð²ÐŸ 2-Ð¹ ÐºÐ°ÐœÐ°Ð»</text:span></text:p>
      <text:p text:style-name="P17"><text:span text:style-name="T20"><text:tab/><text:tab/><text:tab/><text:tab/> ÑÐ°Ð¹ÐŒÐµÑÐ°</text:span></text:p>
      <text:p text:style-name="P17"><text:span text:style-name="T20"><text:s/>001C <text:s/>8A C4<text:tab/><text:tab/><text:tab/> <text:s text:c="3"/>mov al, ah</text:span></text:p>
      <text:p text:style-name="P17"><text:span text:style-name="T20">#Microsoft (R) Macro Assembler Version 5.10 <text:s text:c="17"/>12/26/21 12:55:2</text:span></text:p>
      <text:p text:style-name="P17"><text:span text:style-name="T20"><text:s text:c="61"/>Page <text:s text:c="4"/>1-2</text:span></text:p>
      <text:p text:style-name="P20"/>
      <text:p text:style-name="P20"/>
      <text:p text:style-name="P17"><text:span text:style-name="T20"><text:s/>001E <text:s/>E6 42<text:tab/><text:tab/><text:tab/> <text:s text:c="3"/>out 42h, al ; Ð²ÑÐ²ÐŸÐŽÐžÐŒ ÑÑÐ°ÑÑÐžÐ¹</text:span></text:p>
      <text:p text:style-name="P17"><text:span text:style-name="T20"><text:tab/><text:tab/><text:tab/><text:tab/> Ð±Ð°Ð¹Ñ</text:span></text:p>
      <text:p text:style-name="P17"><text:span text:style-name="T20"><text:tab/><text:tab/><text:tab/><text:tab/></text:span></text:p>
      <text:p text:style-name="P17"><text:span text:style-name="T20"><text:tab/><text:tab/><text:tab/><text:tab/> <text:s text:c="3"/>; ÑÐ°Ð·ÑÐµÑÐµÐœÐžÐµ ÐŸÐ±ÑÐ°Ð±ÐŸÑÐºÐž Ð</text:span></text:p>
      <text:p text:style-name="P17"><text:span text:style-name="T20"><text:tab/><text:tab/><text:tab/><text:tab/>¿ÑÐµÑÑÐ²Ð°ÐœÐžÐ¹ Ñ Ð±ÐŸÐ»ÐµÐµ ÐœÐžÐ·ÐºÐžÐŒÐ</text:span></text:p>
      <text:p text:style-name="P17"><text:span text:style-name="T20"><text:tab/><text:tab/><text:tab/><text:tab/>ž ÑÑÐŸÐ²ÐœÑÐŒÐž, ÑÐµÐŒ ÑÐŸÐ»ÑÐºÐŸ ÑÑÐŸ </text:span></text:p>
      <text:p text:style-name="P17"><text:span text:style-name="T20"><text:tab/><text:tab/><text:tab/><text:tab/>ÐŸÐ±ÑÐ°Ð±ÐŸÑÐ°ÐœÐœÐŸÐµ</text:span></text:p>
      <text:p text:style-name="P17"><text:span text:style-name="T20"><text:s/>0020 <text:s/>B0 20<text:tab/><text:tab/><text:tab/> <text:s text:c="3"/>mov al, 20h</text:span></text:p>
      <text:p text:style-name="P17"><text:span text:style-name="T20"><text:s/>0022 <text:s/>E6 20<text:tab/><text:tab/><text:tab/> <text:s text:c="3"/>out 20h, al</text:span></text:p>
      <text:p text:style-name="P17"><text:span text:style-name="T20"><text:tab/><text:tab/><text:tab/><text:tab/></text:span></text:p>
      <text:p text:style-name="P17"><text:span text:style-name="T20"><text:tab/><text:tab/><text:tab/><text:tab/> <text:s text:c="3"/>; Ð²ÐŸÑÑÑÐ°ÐœÐ°Ð²Ð»ÐžÐ²Ð°ÐµÐŒ ÑÐµÐ³ÐžÑ</text:span></text:p>
      <text:p text:style-name="P17"><text:span text:style-name="T20"><text:tab/><text:tab/><text:tab/><text:tab/>ÑÑÑ</text:span></text:p>
      <text:p text:style-name="P17"><text:span text:style-name="T20"><text:s/>0024 <text:s/>5A<text:tab/><text:tab/><text:tab/> <text:s text:c="3"/>pop dx</text:span></text:p>
      <text:p text:style-name="P17"><text:span text:style-name="T20"><text:s/>0025 <text:s/>59<text:tab/><text:tab/><text:tab/> <text:s text:c="3"/>pop cx</text:span></text:p>
      <text:p text:style-name="P17"><text:span text:style-name="T20"><text:s/>0026 <text:s/>5B<text:tab/><text:tab/><text:tab/> <text:s text:c="3"/>pop bx</text:span></text:p>
      <text:p text:style-name="P17"><text:span text:style-name="T20"><text:s/>0027 <text:s/>58<text:tab/><text:tab/><text:tab/> <text:s text:c="3"/>pop ax</text:span></text:p>
      <text:p text:style-name="P17"><text:span text:style-name="T20"><text:tab/><text:tab/><text:tab/><text:tab/></text:span></text:p>
      <text:p text:style-name="P17"><text:span text:style-name="T20"><text:s/>0028 <text:s/>CF<text:tab/><text:tab/><text:tab/> <text:s text:c="3"/>iret</text:span></text:p>
      <text:p text:style-name="P17"><text:span text:style-name="T20"><text:tab/><text:tab/><text:tab/><text:tab/></text:span></text:p>
      <text:p text:style-name="P17"><text:span text:style-name="T20"><text:s/>0029<text:tab/><text:tab/><text:tab/><text:tab/>interfunction endp</text:span></text:p>
      <text:p text:style-name="P17"><text:span text:style-name="T20"><text:tab/><text:tab/><text:tab/><text:tab/></text:span></text:p>
      <text:p text:style-name="P17"><text:span text:style-name="T20"><text:s/>0029<text:tab/><text:tab/><text:tab/><text:tab/>disable_sound proc near</text:span></text:p>
      <text:p text:style-name="P17"><text:soft-page-break/><text:span text:style-name="T20"><text:s/>0029 <text:s/>50<text:tab/><text:tab/><text:tab/> <text:s text:c="3"/>push ax</text:span></text:p>
      <text:p text:style-name="P17"><text:span text:style-name="T20"><text:s/>002A <text:s/>E4 61<text:tab/><text:tab/><text:tab/> <text:s text:c="3"/>in al, 61h</text:span></text:p>
      <text:p text:style-name="P17"><text:span text:style-name="T20"><text:s/>002C <text:s/>24 FC<text:tab/><text:tab/><text:tab/> <text:s text:c="3"/>and al, not 3</text:span></text:p>
      <text:p text:style-name="P17"><text:span text:style-name="T20"><text:s/>002E <text:s/>E6 61<text:tab/><text:tab/><text:tab/> <text:s text:c="3"/>out 61h, al</text:span></text:p>
      <text:p text:style-name="P17"><text:span text:style-name="T20"><text:s/>0030 <text:s/>58<text:tab/><text:tab/><text:tab/> <text:s text:c="3"/>pop ax</text:span></text:p>
      <text:p text:style-name="P17"><text:span text:style-name="T20"><text:s/>0031 <text:s/>C3<text:tab/><text:tab/><text:tab/> <text:s text:c="3"/>ret</text:span></text:p>
      <text:p text:style-name="P17"><text:span text:style-name="T20"><text:s/>0032<text:tab/><text:tab/><text:tab/><text:tab/>disable_sound endp</text:span></text:p>
      <text:p text:style-name="P17"><text:span text:style-name="T20"><text:tab/><text:tab/><text:tab/><text:tab/></text:span></text:p>
      <text:p text:style-name="P17"><text:span text:style-name="T20"><text:s/>0032<text:tab/><text:tab/><text:tab/><text:tab/>main proc far</text:span></text:p>
      <text:p text:style-name="P17"><text:span text:style-name="T20"><text:tab/><text:tab/><text:tab/><text:tab/></text:span></text:p>
      <text:p text:style-name="P17"><text:span text:style-name="T20"><text:s/>0032 <text:s/>B8 ---- R<text:tab/><text:tab/> <text:s text:c="3"/>mov ax, @data</text:span></text:p>
      <text:p text:style-name="P17"><text:span text:style-name="T20"><text:s/>0035 <text:s/>8E D8<text:tab/><text:tab/><text:tab/> <text:s text:c="3"/>mov ds, ax</text:span></text:p>
      <text:p text:style-name="P17"><text:span text:style-name="T20"><text:tab/><text:tab/><text:tab/><text:tab/></text:span></text:p>
      <text:p text:style-name="P17"><text:span text:style-name="T20"><text:tab/><text:tab/><text:tab/><text:tab/> <text:s text:c="3"/>; ÑÐŸÑÑÐ°ÐœÑÐµÐŒ ÑÑÐœÐºÑÐžÑ Ð¿ÑÐµÑ</text:span></text:p>
      <text:p text:style-name="P17"><text:span text:style-name="T20"><text:tab/><text:tab/><text:tab/><text:tab/>ÑÐ²Ð°ÐœÐžÑ</text:span></text:p>
      <text:p text:style-name="P17"><text:span text:style-name="T20"><text:s/>0037 <text:s/>B4 35<text:tab/><text:tab/><text:tab/> <text:s text:c="3"/>mov ah, 35h ; ÑÑÐœÐºÑÐžÑ Ð¿ÐŸÐ»ÑÑÐµÐœ</text:span></text:p>
      <text:p text:style-name="P17"><text:span text:style-name="T20"><text:tab/><text:tab/><text:tab/><text:tab/>ÐžÑ Ð²ÐµÐºÑÐŸÑÐ°</text:span></text:p>
      <text:p text:style-name="P17"><text:span text:style-name="T20"><text:s/>0039 <text:s/>2E: A0 0000 R<text:tab/><text:tab/> <text:s text:c="3"/>mov al, vector_n ; ÐœÐŸÐŒÐµÑ Ð²ÐµÐºÑÐŸÑÐ</text:span></text:p>
      <text:p text:style-name="P17"><text:span text:style-name="T20"><text:tab/><text:tab/><text:tab/><text:tab/>°</text:span></text:p>
      <text:p text:style-name="P17"><text:span text:style-name="T20"><text:s/>003D <text:s/>CD 21<text:tab/><text:tab/><text:tab/> <text:s text:c="3"/>int 21h</text:span></text:p>
      <text:p text:style-name="P17"><text:span text:style-name="T20"><text:s/>003F <text:s/>89 1E 0002 R<text:tab/><text:tab/> <text:s text:c="3"/>mov keep_ip, bx ; Ð·Ð°Ð¿ÐŸÐŒÐžÐœÐ°ÐœÐžÐµ Ñ</text:span></text:p>
      <text:p text:style-name="P17"><text:span text:style-name="T20"><text:tab/><text:tab/><text:tab/><text:tab/>ÐŒÐµÑÐµÐœÐžÑ</text:span></text:p>
      <text:p text:style-name="P17"><text:span text:style-name="T20"><text:s/>0043 <text:s/>8C 06 0000 R<text:tab/><text:tab/> <text:s text:c="3"/>mov keep_cs, es ; Ð·Ð°Ð¿ÐŸÐŒÐžÐœÐ°ÐœÐžÐµ Ð²</text:span></text:p>
      <text:p text:style-name="P17"><text:span text:style-name="T20"><text:tab/><text:tab/><text:tab/><text:tab/>ÐµÐºÑÐŸÑÐ° Ð¿ÑÐµÑÑÐ²Ð°ÐœÐžÑ</text:span></text:p>
      <text:p text:style-name="P17"><text:span text:style-name="T20"><text:tab/><text:tab/><text:tab/><text:tab/></text:span></text:p>
      <text:p text:style-name="P17"><text:span text:style-name="T20"><text:tab/><text:tab/><text:tab/><text:tab/> <text:s text:c="3"/>; ÑÑÑÐ°ÐœÐ°Ð²Ð»ÐžÐ²Ð°ÐµÐŒ ÐœÐ°ÑÑ ÑÑÐ</text:span></text:p>
      <text:p text:style-name="P17"><text:span text:style-name="T20"><text:tab/><text:tab/><text:tab/><text:tab/>œÐºÑÐžÑ Ð¿ÑÐµÑÑÐ²Ð°ÐœÐžÑ</text:span></text:p>
      <text:p text:style-name="P17"><text:span text:style-name="T20"><text:s/>0047 <text:s/>1E<text:tab/><text:tab/><text:tab/> <text:s text:c="3"/>push ds</text:span></text:p>
      <text:p text:style-name="P17"><text:span text:style-name="T20"><text:s/>0048 <text:s/>BA 0001 R<text:tab/><text:tab/> <text:s text:c="3"/>mov dx, offset interfunction</text:span></text:p>
      <text:p text:style-name="P17"><text:span text:style-name="T20"><text:s/>004B <text:s/>B8 ---- R<text:tab/><text:tab/> <text:s text:c="3"/>mov ax, seg interfunction</text:span></text:p>
      <text:p text:style-name="P17"><text:span text:style-name="T20"><text:s/>004E <text:s/>8E D8<text:tab/><text:tab/><text:tab/> <text:s text:c="3"/>mov ds, ax</text:span></text:p>
      <text:p text:style-name="P17"><text:span text:style-name="T20"><text:s/>0050 <text:s/>B4 25<text:tab/><text:tab/><text:tab/> <text:s text:c="3"/>mov ah, 25h ; ÑÑÐœÐºÑÐžÑ ÑÑÑÐ°ÐœÐŸÐ²</text:span></text:p>
      <text:p text:style-name="P17"><text:span text:style-name="T20">#Microsoft (R) Macro Assembler Version 5.10 <text:s text:c="17"/>12/26/21 12:55:2</text:span></text:p>
      <text:p text:style-name="P17"><text:span text:style-name="T20"><text:s text:c="61"/>Page <text:s text:c="4"/>1-3</text:span></text:p>
      <text:p text:style-name="P20"/>
      <text:p text:style-name="P20"/>
      <text:p text:style-name="P17"><text:span text:style-name="T20"><text:tab/><text:tab/><text:tab/><text:tab/>ÐºÐž Ð²ÐµÐºÑÐŸÑÐ°</text:span></text:p>
      <text:p text:style-name="P17"><text:span text:style-name="T20"><text:s/>0052 <text:s/>2E: A0 0000 R<text:tab/><text:tab/> <text:s text:c="3"/>mov al, vector_n</text:span></text:p>
      <text:p text:style-name="P17"><text:span text:style-name="T20"><text:s/>0056 <text:s/>CD 21<text:tab/><text:tab/><text:tab/> <text:s text:c="3"/>int 21h</text:span></text:p>
      <text:p text:style-name="P17"><text:span text:style-name="T20"><text:s/>0058 <text:s/>1F<text:tab/><text:tab/><text:tab/> <text:s text:c="3"/>pop ds</text:span></text:p>
      <text:p text:style-name="P17"><text:span text:style-name="T20"><text:tab/><text:tab/><text:tab/><text:tab/></text:span></text:p>
      <text:p text:style-name="P17"><text:span text:style-name="T20"><text:tab/><text:tab/><text:tab/><text:tab/> <text:s text:c="3"/>; Ð¶ÐŽÑÐŒ ÐœÐ°Ð¶Ð°ÑÐžÑ ÐºÐ»Ð°Ð²ÐžÑÐž</text:span></text:p>
      <text:p text:style-name="P17"><text:span text:style-name="T20"><text:s/>0059 <text:s/>B4 00<text:tab/><text:tab/><text:tab/> <text:s text:c="3"/>mov ah, 0</text:span></text:p>
      <text:p text:style-name="P17"><text:span text:style-name="T20"><text:s/>005B <text:s/>CD 16<text:tab/><text:tab/><text:tab/> <text:s text:c="3"/>int 16h</text:span></text:p>
      <text:p text:style-name="P17"><text:soft-page-break/><text:span text:style-name="T20"><text:tab/><text:tab/><text:tab/><text:tab/></text:span></text:p>
      <text:p text:style-name="P17"><text:span text:style-name="T20"><text:tab/><text:tab/><text:tab/><text:tab/> <text:s text:c="3"/>; Ð²ÐŸÐ·Ð²ÑÐ°ÑÐ°ÐµÐŒ ÑÐŸÑÑÐ°ÐœÑÐœÐœÑ</text:span></text:p>
      <text:p text:style-name="P17"><text:span text:style-name="T20"><text:tab/><text:tab/><text:tab/><text:tab/>Ñ ÑÑÐœÐºÑÐžÑ Ð¿ÑÐµÑÑÐ²Ð°ÐœÐžÑ</text:span></text:p>
      <text:p text:style-name="P17"><text:span text:style-name="T20"><text:s/>005D <text:s/>FA<text:tab/><text:tab/><text:tab/> <text:s text:c="3"/>cli</text:span></text:p>
      <text:p text:style-name="P17"><text:span text:style-name="T20"><text:s/>005E <text:s/>1E<text:tab/><text:tab/><text:tab/> <text:s text:c="3"/>push ds</text:span></text:p>
      <text:p text:style-name="P17"><text:span text:style-name="T20"><text:s/>005F <text:s/>8B 16 0002 R<text:tab/><text:tab/> <text:s text:c="3"/>mov dx, keep_ip</text:span></text:p>
      <text:p text:style-name="P17"><text:span text:style-name="T20"><text:s/>0063 <text:s/>A1 0000 R<text:tab/><text:tab/> <text:s text:c="3"/>mov ax, keep_cs</text:span></text:p>
      <text:p text:style-name="P17"><text:span text:style-name="T20"><text:s/>0066 <text:s/>8E D8<text:tab/><text:tab/><text:tab/> <text:s text:c="3"/>mov ds, ax</text:span></text:p>
      <text:p text:style-name="P17"><text:span text:style-name="T20"><text:s/>0068 <text:s/>B4 25<text:tab/><text:tab/><text:tab/> <text:s text:c="3"/>mov ah, 25h ; ÑÑÐœÐºÑÐžÑ ÑÑÑÐ°ÐœÐŸÐ²</text:span></text:p>
      <text:p text:style-name="P17"><text:span text:style-name="T20"><text:tab/><text:tab/><text:tab/><text:tab/>ÐºÐž Ð²ÐµÐºÑÐŸÑÐ°</text:span></text:p>
      <text:p text:style-name="P17"><text:span text:style-name="T20"><text:s/>006A <text:s/>2E: A0 0000 R<text:tab/><text:tab/> <text:s text:c="3"/>mov al, vector_n</text:span></text:p>
      <text:p text:style-name="P17"><text:span text:style-name="T20"><text:s/>006E <text:s/>CD 21<text:tab/><text:tab/><text:tab/> <text:s text:c="3"/>int 21h</text:span></text:p>
      <text:p text:style-name="P17"><text:span text:style-name="T20"><text:s/>0070 <text:s/>1F<text:tab/><text:tab/><text:tab/> <text:s text:c="3"/>pop ds</text:span></text:p>
      <text:p text:style-name="P17"><text:span text:style-name="T20"><text:s/>0071 <text:s/>FB<text:tab/><text:tab/><text:tab/> <text:s text:c="3"/>sti</text:span></text:p>
      <text:p text:style-name="P17"><text:span text:style-name="T20"><text:tab/><text:tab/><text:tab/><text:tab/></text:span></text:p>
      <text:p text:style-name="P17"><text:span text:style-name="T20"><text:tab/><text:tab/><text:tab/><text:tab/> <text:s text:c="3"/>; Ð²ÑÐºÐ»ÑÑÐ°ÐµÐŒ Ð·Ð²ÑÐº</text:span></text:p>
      <text:p text:style-name="P17"><text:span text:style-name="T20"><text:s/>0072 <text:s/>E8 0029 R<text:tab/><text:tab/> <text:s text:c="3"/>call disable_sound</text:span></text:p>
      <text:p text:style-name="P17"><text:span text:style-name="T20"><text:tab/><text:tab/><text:tab/><text:tab/></text:span></text:p>
      <text:p text:style-name="P17"><text:span text:style-name="T20"><text:tab/><text:tab/><text:tab/><text:tab/> <text:s text:c="3"/>; Ð²ÑÑÐŸÐŽ ÐžÐ· Ð¿ÑÐŸÐ³ÑÐ°ÐŒÐŒÑ</text:span></text:p>
      <text:p text:style-name="P17"><text:span text:style-name="T20"><text:s/>0075 <text:s/>B4 4C<text:tab/><text:tab/><text:tab/> <text:s text:c="3"/>mov ah, 4ch</text:span></text:p>
      <text:p text:style-name="P17"><text:span text:style-name="T20"><text:s/>0077 <text:s/>32 C0<text:tab/><text:tab/><text:tab/> <text:s text:c="3"/>xor al, al</text:span></text:p>
      <text:p text:style-name="P17"><text:span text:style-name="T20"><text:s/>0079 <text:s/>CD 21<text:tab/><text:tab/><text:tab/> <text:s text:c="3"/>int 21h</text:span></text:p>
      <text:p text:style-name="P17"><text:span text:style-name="T20"><text:tab/><text:tab/><text:tab/><text:tab/></text:span></text:p>
      <text:p text:style-name="P17"><text:span text:style-name="T20"><text:s/>007B<text:tab/><text:tab/><text:tab/><text:tab/>main endp</text:span></text:p>
      <text:p text:style-name="P17"><text:span text:style-name="T20"><text:tab/><text:tab/><text:tab/><text:tab/></text:span></text:p>
      <text:p text:style-name="P17"><text:span text:style-name="T20"><text:tab/><text:tab/><text:tab/><text:tab/>end main</text:span></text:p>
      <text:p text:style-name="P17"><text:span text:style-name="T20">#Microsoft (R) Macro Assembler Version 5.10 <text:s text:c="17"/>12/26/21 12:55:2</text:span></text:p>
      <text:p text:style-name="P17"><text:span text:style-name="T20"><text:s text:c="61"/>Symbols-1</text:span></text:p>
      <text:p text:style-name="P20"/>
      <text:p text:style-name="P20"/>
      <text:p text:style-name="P17"><text:span text:style-name="T20">Segments and Groups:</text:span></text:p>
      <text:p text:style-name="P20"/>
      <text:p text:style-name="P17"><text:span text:style-name="T20"><text:s text:c="16"/>N a m e <text:s text:c="8"/><text:tab/>Length<text:tab/> Align<text:tab/>Combine Class</text:span></text:p>
      <text:p text:style-name="P20"/>
      <text:p text:style-name="P17"><text:span text:style-name="T20">DGROUP . . . . . . . . . . . . . <text:s/><text:tab/>GROUP</text:span></text:p>
      <text:p text:style-name="P17"><text:span text:style-name="T20"><text:s text:c="2"/>_DATA <text:s/>. . . . . . . . . . . . <text:s/><text:tab/>0004<text:tab/>WORD<text:tab/>PUBLIC<text:tab/>'DATA'</text:span></text:p>
      <text:p text:style-name="P17"><text:span text:style-name="T20"><text:s text:c="2"/>STACK <text:s/>. . . . . . . . . . . . <text:s/><text:tab/>0100<text:tab/>PARA<text:tab/>STACK<text:tab/>'STACK'</text:span></text:p>
      <text:p text:style-name="P17"><text:span text:style-name="T20">_TEXT <text:s/>. . . . . . . . . . . . . <text:s/><text:tab/>007B<text:tab/>WORD<text:tab/>PUBLIC<text:tab/>'CODE'</text:span></text:p>
      <text:p text:style-name="P20"/>
      <text:p text:style-name="P17"><text:span text:style-name="T20">Symbols: <text:s text:c="11"/></text:span></text:p>
      <text:p text:style-name="P20"/>
      <text:p text:style-name="P17"><text:span text:style-name="T20"><text:s text:c="16"/>N a m e <text:s text:c="8"/><text:tab/>Type<text:tab/> Value<text:tab/> Attr</text:span></text:p>
      <text:p text:style-name="P20"/>
      <text:p text:style-name="P17"><text:span text:style-name="T20">DISABLE_SOUND <text:s/>. . . . . . . . . <text:s/><text:tab/>N PROC<text:tab/>0029<text:tab/>_TEXT<text:tab/>Length = 0009</text:span></text:p>
      <text:p text:style-name="P20"/>
      <text:p text:style-name="P17"><text:soft-page-break/><text:span text:style-name="T20">INTERFUNCTION <text:s/>. . . . . . . . . <text:s/><text:tab/>F PROC<text:tab/>0001<text:tab/>_TEXT<text:tab/>Length = 0028</text:span></text:p>
      <text:p text:style-name="P20"/>
      <text:p text:style-name="P17"><text:span text:style-name="T20">KEEP_CS <text:s/>. . . . . . . . . . . . <text:s/><text:tab/>L WORD<text:tab/>0000<text:tab/>_DATA</text:span></text:p>
      <text:p text:style-name="P17"><text:span text:style-name="T20">KEEP_IP <text:s/>. . . . . . . . . . . . <text:s/><text:tab/>L WORD<text:tab/>0002<text:tab/>_DATA</text:span></text:p>
      <text:p text:style-name="P20"/>
      <text:p text:style-name="P17"><text:span text:style-name="T20">MAIN . . . . . . . . . . . . . . <text:s/><text:tab/>F PROC<text:tab/>0032<text:tab/>_TEXT<text:tab/>Length = 0049</text:span></text:p>
      <text:p text:style-name="P20"/>
      <text:p text:style-name="P17"><text:span text:style-name="T20">VECTOR_N . . . . . . . . . . . . <text:s/><text:tab/>L BYTE<text:tab/>0000<text:tab/>_TEXT</text:span></text:p>
      <text:p text:style-name="P20"/>
      <text:p text:style-name="P17"><text:span text:style-name="T20">@CODE <text:s/>. . . . . . . . . . . . . <text:s/><text:tab/>TEXT <text:s/>_TEXT<text:tab/><text:tab/></text:span></text:p>
      <text:p text:style-name="P17"><text:span text:style-name="T20">@CODESIZE <text:s/>. . . . . . . . . . . <text:s/><text:tab/>TEXT <text:s/>0<text:tab/><text:tab/></text:span></text:p>
      <text:p text:style-name="P17"><text:span text:style-name="T20">@CPU . . . . . . . . . . . . . . <text:s/><text:tab/>TEXT <text:s/>0101h<text:tab/><text:tab/></text:span></text:p>
      <text:p text:style-name="P17"><text:span text:style-name="T20">@DATASIZE <text:s/>. . . . . . . . . . . <text:s/><text:tab/>TEXT <text:s/>0<text:tab/><text:tab/></text:span></text:p>
      <text:p text:style-name="P17"><text:span text:style-name="T20">@FILENAME <text:s/>. . . . . . . . . . . <text:s/><text:tab/>TEXT <text:s/>lab5<text:tab/><text:tab/></text:span></text:p>
      <text:p text:style-name="P17"><text:span text:style-name="T20">@VERSION . . . . . . . . . . . . <text:s/><text:tab/>TEXT <text:s/>510<text:tab/><text:tab/></text:span></text:p>
      <text:p text:style-name="P20"/>
      <text:p text:style-name="P20"/>
      <text:p text:style-name="P17"><text:span text:style-name="T20"><text:s text:c="4"/>112 Source <text:s/>Lines</text:span></text:p>
      <text:p text:style-name="P17"><text:span text:style-name="T20"><text:s text:c="4"/>112 Total <text:s text:c="2"/>Lines</text:span></text:p>
      <text:p text:style-name="P17"><text:span text:style-name="T20"><text:s text:c="5"/>23 Symbols</text:span></text:p>
      <text:p text:style-name="P20"/>
      <text:p text:style-name="P17"><text:span text:style-name="T20"><text:s text:c="2"/>47952 + 457258 Bytes symbol space free</text:span></text:p>
      <text:p text:style-name="P20"/>
      <text:p text:style-name="P17"><text:span text:style-name="T20"><text:s text:c="6"/>0 Warning Errors</text:span></text:p>
      <text:p text:style-name="P17"><text:span text:style-name="T20"><text:s text:c="6"/>0 Severe <text:s/>Erro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 style:default-outline-level=""/>
    <style:style style:name="Обычный_20__28_веб_29_" style:display-name="Обычный (веб)" style:family="paragraph" style:parent-style-name="Standard" style:default-outline-level="" style:list-style-name="WWNum3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 style:default-outline-level="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27cm" style:auto-text-indent="false" style:writing-mode="lr-tb"/>
      <style:text-properties style:use-window-font-color="true" loext:opacity="0%" style:font-name="Arial" fo:font-family="Arial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er" style:family="paragraph" style:parent-style-name="Standard" style:default-outline-level="" style:class="extra"/>
    <style:style style:name="Основной_20_текст1" style:display-name="Основной текст1" style:family="paragraph" style:default-outline-level="">
      <style:paragraph-properties fo:margin-top="0cm" fo:margin-bottom="0cm" style:contextual-spacing="false" style:line-height-at-least="0.423cm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Стиль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text-position="sub 58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сновной_20_текст_20_2" style:display-name="Основной текст 2" style:family="paragraph" style:parent-style-name="Standard" style:default-outline-level="">
      <style:paragraph-properties fo:margin-top="0cm" fo:margin-bottom="0.212cm" style:contextual-spacing="false" fo:line-height="200%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Основной_20_текст_20_3" style:display-name="Основной текст 3" style:family="paragraph" style:parent-style-name="Standard" style:default-outline-level="">
      <style:paragraph-properties fo:margin-top="0cm" fo:margin-bottom="0.212cm" style:contextual-spacing="false" fo:line-height="115%"/>
      <style:text-properties style:font-name="Calibri" fo:font-family="Calibri" style:font-family-generic="roman" style:font-pitch="variable" fo:font-size="8pt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" fo:font-family="Helvetica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Helvetica1" style:font-family-complex="Helvetic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yle16" style:family="paragraph" style:default-outline-level="">
      <style:paragraph-properties fo:margin-top="0cm" fo:margin-bottom="0cm" style:contextual-spacing="false" fo:line-height="0.49cm" fo:text-align="justify" style:justify-single-word="false" fo:orphans="0" fo:widows="0" fo:hyphenation-ladder-count="no-limit" style:writing-mode="lr-tb"/>
      <style:text-properties fo:color="#000000" loext:opacity="100%" style:font-name="Arial Unicode MS" fo:font-family="'Arial Unicode MS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estern" style:family="paragraph" style:parent-style-name="Standard" style:default-outline-level="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 style:default-outline-level="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 style:default-outline-level="">
      <style:paragraph-properties fo:line-height="0.564cm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Текст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 style:list-style-name="WW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 style:default-outline-level="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выноски" style:display-name="Текст выноски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fo:font-size="12pt" style:font-size-asian="12pt" style:font-name-complex="Times New Roman1" style:font-family-complex="'Times New Roman'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0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10T19:52:00</meta:creation-date>
    <meta:initial-creator>SAP</meta:initial-creator>
    <meta:keyword/>
    <meta:keyword/>
    <dc:language>ru-RU</dc:language>
    <meta:print-date>2015-07-17T12:06:00</meta:print-date>
    <dc:date>2021-12-26T12:56:33</dc:date>
    <meta:editing-cycles>24</meta:editing-cycles>
    <dc:title>ПРОЕКТ ЛЭТИ</dc:title>
    <meta:editing-duration>P1DT54M</meta:editing-duration>
    <meta:generator>LibreOffice/7.1.8.1$Linux_X86_64 LibreOffice_project/10$Build-1</meta:generator>
    <meta:document-statistic meta:table-count="1" meta:image-count="0" meta:object-count="0" meta:page-count="10" meta:paragraph-count="294" meta:word-count="1984" meta:character-count="9335" meta:non-whitespace-character-count="6585"/>
    <meta:user-defined meta:name="AppVersion">15.0000</meta:user-defined>
    <meta:template xlink:type="simple" xlink:actuate="onRequest" xlink:title="Normal.dotm" xlink:href=""/>
  </office:meta>
</office:document-meta>
</file>